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2c6e" officeooo:paragraph-rsid="00109c52"/>
    </style:style>
    <style:style style:name="P2" style:family="paragraph" style:parent-style-name="Standard">
      <style:text-properties fo:language="en" fo:country="US" officeooo:rsid="000d7be8" officeooo:paragraph-rsid="00109c52"/>
    </style:style>
    <style:style style:name="T1" style:family="text">
      <style:text-properties officeooo:rsid="000d7be8"/>
    </style:style>
    <style:style style:name="T2" style:family="text">
      <style:text-properties officeooo:rsid="00146b29"/>
    </style:style>
    <style:style style:name="T3" style:family="text">
      <style:text-properties officeooo:rsid="0015d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ental</text:span> diseases such as depression, stress, anxiety and other, had increased in our society nowadays. <text:s/>According to World health organization (WHO) <text:s/><text:span text:style-name="T1">more than 300 million people of all ages suffer from the disease. Furthermore, as cited in G1 between 2005 and 2015 in Brazil anxiety cases increased 14,9% and the country is the first one in related cases of the illness on Latin America, with 5,8% of the population affected. </text:span></text:p>
      <text:p text:style-name="P2"><text:s/>The researcher Michelle Guimarães believes that detecting mental disorders can be a indicator of mental healthiness on young students <text:span text:style-name="T2">and</text:span> also <text:span text:style-name="T2">she </text:span>defend<text:span text:style-name="T2">s</text:span> that those diseases reduces students productiveness. Due to it, this paper intend to detect the mental mood of students using Brain computer interface and appraise changes along time. 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01:51.272229689</meta:creation-date>
    <dc:date>2019-10-05T13:30:18.650256885</dc:date>
    <meta:editing-duration>PT1H48M37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2" meta:word-count="121" meta:character-count="787" meta:non-whitespace-character-count="642"/>
  </office:meta>
</office:document-meta>
</file>